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347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2" style:family="paragraph" style:parent-style-name="Preformatted_20_Text">
      <style:paragraph-properties>
        <style:tab-stops>
          <style:tab-stop style:position="9.347cm"/>
        </style:tab-stops>
      </style:paragraph-properties>
      <style:text-properties fo:color="#000000" style:font-name="Courier New" fo:font-size="10pt" style:font-size-asian="10pt" style:font-name-complex="Courier New" style:font-size-complex="10pt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margin-left="1.067cm" fo:margin-right="0cm" fo:text-indent="0cm" style:auto-text-indent="false"/>
    </style:style>
    <style:style style:name="P5" style:family="paragraph" style:parent-style-name="Preformatted_20_Text">
      <style:paragraph-properties fo:margin-left="1.067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Preformatted_20_Text">
      <style:paragraph-properties fo:margin-left="1.067cm" fo:margin-right="0cm" fo:margin-top="0cm" fo:margin-bottom="0.499cm" fo:text-indent="0cm" style:auto-text-indent="false"/>
    </style:style>
    <style:style style:name="P7" style:family="paragraph" style:parent-style-name="Preformatted_20_Text">
      <style:paragraph-properties fo:margin-left="1.067cm" fo:margin-right="0cm" fo:text-indent="0cm" style:auto-text-indent="false"/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What is the output of the following program? Justify your answer.</text:p>
      <text:p text:style-name="P5">#include&lt;stdio.h&gt;</text:p>
      <text:p text:style-name="P5">int main()</text:p>
      <text:p text:style-name="P5">{</text:p>
      <text:p text:style-name="P5"><text:s text:c="8"/>int (*a[5])();</text:p>
      <text:p text:style-name="P5"><text:s text:c="8"/>int i;</text:p>
      <text:p text:style-name="P5"><text:s text:c="8"/>static int j=4;</text:p>
      <text:p text:style-name="P5"><text:s text:c="8"/>static int k=0;</text:p>
      <text:p text:style-name="P5"><text:s text:c="8"/>for(i=0;i&lt;5;i++)</text:p>
      <text:p text:style-name="P5"><text:s text:c="16"/>a[i]=main;</text:p>
      <text:p text:style-name="P5"><text:s text:c="8"/>while(j)</text:p>
      <text:p text:style-name="P5"><text:s text:c="8"/>{</text:p>
      <text:p text:style-name="P5"><text:s text:c="16"/>a[j--]();</text:p>
      <text:p text:style-name="P5"><text:s text:c="8"/>}</text:p>
      <text:p text:style-name="P5"><text:s text:c="8"/>k++;</text:p>
      <text:p text:style-name="P5"><text:s text:c="8"/>printf("%d",k);</text:p>
      <text:p text:style-name="P5">}</text:p>
      <text:p text:style-name="Preformatted_20_Text"/>
      <text:p text:style-name="Preformatted_20_Text">2. What is the output of the following code? Justify your answer.</text:p>
      <text:p text:style-name="P5">#include&lt;stdio.h&gt;</text:p>
      <text:p text:style-name="P5">int main()</text:p>
      <text:p text:style-name="P5">{</text:p>
      <text:p text:style-name="P5"><text:s text:c="8"/>int i=3;</text:p>
      <text:p text:style-name="P5"><text:s text:c="8"/>int j=1;</text:p>
      <text:p text:style-name="P5"><text:s text:c="8"/>switch(i)</text:p>
      <text:p text:style-name="P5"><text:s text:c="8"/>{</text:p>
      <text:p text:style-name="P5"><text:s text:c="16"/>case 1:</text:p>
      <text:p text:style-name="P5"><text:s text:c="32"/>printf("\ncase 1\n");</text:p>
      <text:p text:style-name="P5"><text:s text:c="16"/>case 2:</text:p>
      <text:p text:style-name="P5"><text:s text:c="32"/>for(j=0;j&lt;3;j++)</text:p>
      <text:p text:style-name="P5"><text:s text:c="32"/>{</text:p>
      <text:p text:style-name="P5"><text:s text:c="39"/>printf("\ncase 2\n");</text:p>
      <text:p text:style-name="P5"><text:s text:c="16"/>case 3: <text:s text:c="15"/>printf("\n%d\n",j);</text:p>
      <text:p text:style-name="P5"><text:s text:c="32"/>}</text:p>
      <text:p text:style-name="P5"><text:s text:c="16"/>case 4:</text:p>
      <text:p text:style-name="P5"><text:s text:c="32"/>printf("\ncase 4\n");</text:p>
      <text:p text:style-name="P5"><text:s text:c="8"/>}</text:p>
      <text:p text:style-name="P5">}</text:p>
      <text:p text:style-name="Preformatted_20_Text"/>
      <text:p text:style-name="Preformatted_20_Text">3. What is the output of the following code? Justify your answer.</text:p>
      <text:p text:style-name="P5">#include&lt;stdio.h&gt;</text:p>
      <text:p text:style-name="P5">int main()</text:p>
      <text:p text:style-name="P5">{</text:p>
      <text:p text:style-name="P5"><text:s text:c="8"/>char *ptr="Hello"</text:p>
      <text:p text:style-name="P5"><text:s text:c="22"/>"'\0'"</text:p>
      <text:p text:style-name="P5"><text:s text:c="25"/>"world";</text:p>
      <text:p text:style-name="P5"/>
      <text:p text:style-name="P5"><text:s text:c="8"/>printf("%s",ptr);</text:p>
      <text:p text:style-name="P5">}</text:p>
      <text:p text:style-name="Preformatted_20_Text"/>
      <text:p text:style-name="Preformatted_20_Text">4. What is the output of the following code? Justify your answer.</text:p>
      <text:p text:style-name="P5">#include&lt;stdio.h&gt;</text:p>
      <text:p text:style-name="P5">int add(int x, int y)</text:p>
      <text:p text:style-name="P5">{</text:p>
      <text:p text:style-name="P5"><text:s text:c="8"/>return (x+y);</text:p>
      <text:p text:style-name="P5">}</text:p>
      <text:p text:style-name="P5"/>
      <text:p text:style-name="P5">int subtract(int x, int y)</text:p>
      <text:p text:style-name="P5">{</text:p>
      <text:p text:style-name="P5"><text:soft-page-break/><text:s text:c="8"/>return(x-y);</text:p>
      <text:p text:style-name="P5">}</text:p>
      <text:p text:style-name="P5">int multiply(int x, int y)</text:p>
      <text:p text:style-name="P5">{</text:p>
      <text:p text:style-name="P5"><text:s text:c="8"/>return(x*y);</text:p>
      <text:p text:style-name="P5">}</text:p>
      <text:p text:style-name="P5"/>
      <text:p text:style-name="P5">int main()</text:p>
      <text:p text:style-name="P5">{</text:p>
      <text:p text:style-name="P5"><text:s text:c="8"/>int (*fnarry[3])(int,int)={add,subtract,multiply};</text:p>
      <text:p text:style-name="P5"><text:s text:c="8"/>int i=0;</text:p>
      <text:p text:style-name="P5"><text:s text:c="8"/>printf("\n%d\n",(fnarry[i+1]+1)(5,6));</text:p>
      <text:p text:style-name="P5">}</text:p>
      <text:p text:style-name="P4"/>
      <text:p text:style-name="Preformatted_20_Text">5. Write a program to accept a float value and invert its sign without using arithmetic operators.</text:p>
      <text:p text:style-name="Preformatted_20_Text"/>
      <text:p text:style-name="Preformatted_20_Text">6. What is the output of the following code? Justify your answer.</text:p>
      <text:p text:style-name="P5">#include &lt;stdio.h&gt;</text:p>
      <text:p text:style-name="P5">int main()</text:p>
      <text:p text:style-name="P5">{</text:p>
      <text:p text:style-name="P5"><text:s text:c="8"/>unsigned int ui=2;</text:p>
      <text:p text:style-name="P5"><text:s text:c="8"/>ui&lt;&lt;=ui&lt;&lt;=ui;</text:p>
      <text:p text:style-name="P5"><text:s text:c="8"/>printf("%u",ui);</text:p>
      <text:p text:style-name="P5">}</text:p>
      <text:p text:style-name="Preformatted_20_Text"/>
      <text:p text:style-name="Preformatted_20_Text">7. What is the output of the following code? </text:p>
      <text:p text:style-name="P5">#include&lt;stdio.h&gt;</text:p>
      <text:p text:style-name="P5">struct A</text:p>
      <text:p text:style-name="P5">{</text:p>
      <text:p text:style-name="P5"><text:s text:c="8"/>int ary[2];</text:p>
      <text:p text:style-name="P5">};</text:p>
      <text:p text:style-name="P5">struct B</text:p>
      <text:p text:style-name="P5">{</text:p>
      <text:p text:style-name="P5"><text:s text:c="8"/>struct A ary[2];</text:p>
      <text:p text:style-name="P5">};</text:p>
      <text:p text:style-name="P5">struct C</text:p>
      <text:p text:style-name="P5">{</text:p>
      <text:p text:style-name="P5"><text:s text:c="8"/>struct B ary[2];</text:p>
      <text:p text:style-name="P5">}D[2];</text:p>
      <text:p text:style-name="P5">int main()</text:p>
      <text:p text:style-name="P5">{</text:p>
      <text:p text:style-name="P5"><text:s text:c="8"/>printf("\n%d\n",(int)&amp;(D[1].ary[0].ary[1].ary[0])-(int)D);</text:p>
      <text:p text:style-name="P5">}</text:p>
      <text:p text:style-name="P3"/>
      <text:p text:style-name="Preformatted_20_Text">8. </text:p>
      <text:p text:style-name="Preformatted_20_Text"><text:tab/>char *s = “Tata”;</text:p>
      <text:p text:style-name="Preformatted_20_Text"><text:tab/>int main() { strcpy (s, “Elxsi”); return 0; }</text:p>
      <text:p text:style-name="Preformatted_20_Text"><text:tab/>What is the output of the above code. Justify ?</text:p>
      <text:p text:style-name="Preformatted_20_Text"/>
      <text:p text:style-name="Preformatted_20_Text">9. <text:s/>What is the output of the following code? </text:p>
      <text:p text:style-name="P5">#include&lt;stdio.h&gt;</text:p>
      <text:p text:style-name="P5">struct A</text:p>
      <text:p text:style-name="P5">{</text:p>
      <text:p text:style-name="P5"><text:s text:c="8"/>union U *next;</text:p>
      <text:p text:style-name="P5"><text:s text:c="8"/>int data[10];</text:p>
      <text:p text:style-name="P5">};</text:p>
      <text:p text:style-name="P5">struct B</text:p>
      <text:p text:style-name="P5">{</text:p>
      <text:p text:style-name="P5"><text:soft-page-break/><text:s text:c="8"/>union U *next;</text:p>
      <text:p text:style-name="P5"><text:s text:c="8"/>int data[5];</text:p>
      <text:p text:style-name="P5">};</text:p>
      <text:p text:style-name="P5">union U</text:p>
      <text:p text:style-name="P5">{</text:p>
      <text:p text:style-name="P5"><text:s text:c="8"/>struct A a;</text:p>
      <text:p text:style-name="P5"><text:s text:c="8"/>struct B b;</text:p>
      <text:p text:style-name="P5">};</text:p>
      <text:p text:style-name="P5">int main()</text:p>
      <text:p text:style-name="P5">{</text:p>
      <text:p text:style-name="P5"><text:s text:c="8"/>union U u1,u2,u3,u4,u5;</text:p>
      <text:p text:style-name="P5"><text:s text:c="8"/>union U *ptr;</text:p>
      <text:p text:style-name="P5"><text:s text:c="8"/>int i;</text:p>
      <text:p text:style-name="P5"><text:s text:c="8"/>for(i=0;i&lt;10;i++)</text:p>
      <text:p text:style-name="P5"><text:s text:c="16"/>u1.a.data[i]=i;</text:p>
      <text:p text:style-name="P5"><text:s text:c="8"/>u1.a.next=&amp;u2;</text:p>
      <text:p text:style-name="P5"><text:s text:c="8"/>for(i=0;i&lt;5;i++)</text:p>
      <text:p text:style-name="P5"><text:s text:c="16"/>u2.b.data[i]=10*i;</text:p>
      <text:p text:style-name="P5"><text:s text:c="8"/>u2.b.next=&amp;u3;</text:p>
      <text:p text:style-name="P5"><text:s text:c="8"/>for(i=0;i&lt;10;i++)</text:p>
      <text:p text:style-name="P5"><text:s text:c="16"/>u3.a.data[i]=100*i;</text:p>
      <text:p text:style-name="P5"><text:s text:c="8"/>u3.a.next=&amp;u4;</text:p>
      <text:p text:style-name="P5"><text:s text:c="8"/>for(i=0;i&lt;5;i++)</text:p>
      <text:p text:style-name="P5"><text:s text:c="16"/>u4.b.data[i]=1000*i;</text:p>
      <text:p text:style-name="P5"><text:s text:c="8"/>u4.b.next=&amp;u5;</text:p>
      <text:p text:style-name="P5"><text:s text:c="8"/>for(i=0;i&lt;10;i++)</text:p>
      <text:p text:style-name="P5"><text:s text:c="16"/>u5.a.data[i]=10000*i;</text:p>
      <text:p text:style-name="P5"><text:s text:c="8"/>u5.a.next=NULL;</text:p>
      <text:p text:style-name="P5"/>
      <text:p text:style-name="P5"><text:s text:c="8"/>ptr=&amp;u1;</text:p>
      <text:p text:style-name="P5"><text:s text:c="8"/>i=0;</text:p>
      <text:p text:style-name="P5"><text:s text:c="8"/>while(ptr)</text:p>
      <text:p text:style-name="P5"><text:s text:c="8"/>{</text:p>
      <text:p text:style-name="P5"><text:s text:c="16"/>printf(" %d ",ptr-&gt;a.data[i]);</text:p>
      <text:p text:style-name="P5"><text:s text:c="16"/>i++;</text:p>
      <text:p text:style-name="P5"><text:s text:c="16"/>ptr=ptr-&gt;a.next;</text:p>
      <text:p text:style-name="P5"><text:s text:c="8"/>}</text:p>
      <text:p text:style-name="P5">}</text:p>
      <text:p text:style-name="Preformatted_20_Text"/>
      <text:p text:style-name="Preformatted_20_Text">10. <text:s/>What is the output of the following code? </text:p>
      <text:p text:style-name="P5">#include&lt;stdio.h&gt;</text:p>
      <text:p text:style-name="P5">struct A</text:p>
      <text:p text:style-name="P5">{</text:p>
      <text:p text:style-name="P5"><text:s text:c="8"/>double d;</text:p>
      <text:p text:style-name="P5">};</text:p>
      <text:p text:style-name="P5">struct bitfields</text:p>
      <text:p text:style-name="P5">{</text:p>
      <text:p text:style-name="P5"><text:s text:c="8"/>int i;</text:p>
      <text:p text:style-name="P5"><text:s text:c="8"/>int a:16;</text:p>
      <text:p text:style-name="P5"><text:s text:c="8"/>float j;</text:p>
      <text:p text:style-name="P5"><text:s text:c="8"/>int b:16;</text:p>
      <text:p text:style-name="P5"><text:s text:c="8"/>struct A k;</text:p>
      <text:p text:style-name="P5"><text:s text:c="8"/>unsigned int c:7;</text:p>
      <text:p text:style-name="P5">};</text:p>
      <text:p text:style-name="P5"/>
      <text:p text:style-name="P5">int main()</text:p>
      <text:p text:style-name="P5">{</text:p>
      <text:p text:style-name="P5"><text:s text:c="8"/>printf(" %d ",sizeof(struct bitfields));</text:p>
      <text:p text:style-name="P5">}</text:p>
      <text:p text:style-name="Preformatted_20_Text"><text:soft-page-break/></text:p>
      <text:p text:style-name="Preformatted_20_Text">11. What is the output of the following program? </text:p>
      <text:p text:style-name="P5">#include&lt;stdio.h&gt;</text:p>
      <text:p text:style-name="P5">#define x(x) #x</text:p>
      <text:p text:style-name="P5"/>
      <text:p text:style-name="P5">int main()</text:p>
      <text:p text:style-name="P5">{</text:p>
      <text:p text:style-name="P5"><text:s text:c="8"/>char a[10]=x(TEL);</text:p>
      <text:p text:style-name="P5"><text:s text:c="8"/>printf("\n%s\n",a);</text:p>
      <text:p text:style-name="P5">}</text:p>
      <text:p text:style-name="Preformatted_20_Text"/>
      <text:p text:style-name="Preformatted_20_Text">12. Explain the type difference between the variables declared as follows:</text:p>
      <text:p text:style-name="P5">int (**p)[10];</text:p>
      <text:p text:style-name="P5">int *(*q)[10];</text:p>
      <text:p text:style-name="Preformatted_20_Text"/>
      <text:p text:style-name="Preformatted_20_Text">13. What is the output of the following program? </text:p>
      <text:p text:style-name="P5">#include&lt;stdio.h&gt;</text:p>
      <text:p text:style-name="P5">int main()</text:p>
      <text:p text:style-name="P5">{</text:p>
      <text:p text:style-name="P5"><text:s text:c="8"/>int i,j,k;</text:p>
      <text:p text:style-name="P5"><text:s text:c="8"/>for(i=0;i&lt;3;i++)</text:p>
      <text:p text:style-name="P5"><text:s text:c="8"/>{</text:p>
      <text:p text:style-name="P5"><text:s text:c="16"/>for(j=0;j&lt;3;j++)</text:p>
      <text:p text:style-name="P5"><text:s text:c="16"/>{</text:p>
      <text:p text:style-name="P5"><text:s text:c="24"/>if(i&gt;0)</text:p>
      <text:p text:style-name="P5"><text:s text:c="32"/>continue;</text:p>
      <text:p text:style-name="P5"><text:s text:c="24"/>for(k=0;k&lt;3;k++)</text:p>
      <text:p text:style-name="P5"><text:s text:c="32"/>if(j&lt;1)</text:p>
      <text:p text:style-name="P5"><text:s text:c="40"/>printf("Hi ");</text:p>
      <text:p text:style-name="P5"><text:s text:c="16"/>}</text:p>
      <text:p text:style-name="P5"><text:s text:c="16"/>printf("Hi ");</text:p>
      <text:p text:style-name="P5"><text:s text:c="8"/>}</text:p>
      <text:p text:style-name="P5">}</text:p>
      <text:p text:style-name="Preformatted_20_Text"/>
      <text:p text:style-name="Preformatted_20_Text">14. What is the output of the following program? .</text:p>
      <text:p text:style-name="P5">#include&lt;stdio.h&gt;</text:p>
      <text:p text:style-name="P5">int main()</text:p>
      <text:p text:style-name="P5">{</text:p>
      <text:p text:style-name="P5"><text:s text:c="8"/>int a=-1,b=2,c=0;</text:p>
      <text:p text:style-name="P5"><text:s text:c="8"/>b&lt;&lt;=b&amp;&amp;a&lt;c;</text:p>
      <text:p text:style-name="P5"><text:s text:c="8"/>printf("%d",b);</text:p>
      <text:p text:style-name="P5">}</text:p>
      <text:p text:style-name="Preformatted_20_Text"/>
      <text:p text:style-name="Preformatted_20_Text"/>
      <text:p text:style-name="Preformatted_20_Text">15. What will be the content of the myfile.txt after the execution of the following program? </text:p>
      <text:p text:style-name="P4">#include&lt;stdio.h&gt;</text:p>
      <text:p text:style-name="P4">int main()</text:p>
      <text:p text:style-name="P4">{</text:p>
      <text:p text:style-name="P4"><text:s text:c="8"/>FILE *fp;</text:p>
      <text:p text:style-name="P4"><text:s text:c="8"/>int i=0;</text:p>
      <text:p text:style-name="P4"><text:s text:c="8"/>fp=fopen("myfile.txt","w");</text:p>
      <text:p text:style-name="P4"><text:s text:c="8"/>fseek(fp,5,SEEK_SET);</text:p>
      <text:p text:style-name="P4"><text:s text:c="8"/>while(!fseek(fp,-2,SEEK_CUR))</text:p>
      <text:p text:style-name="P4"><text:s text:c="16"/>putc('a'+i++,fp);</text:p>
      <text:p text:style-name="P6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bhunath </meta:initial-creator>
    <meta:creation-date>2014-01-06T17:07:12.585675634</meta:creation-date>
    <dc:date>2014-01-06T17:08:19.029060091</dc:date>
    <dc:creator>Prabhunath </dc:creator>
    <meta:editing-duration>P0D</meta:editing-duration>
    <meta:editing-cycles>1</meta:editing-cycles>
    <meta:generator>LibreOffice/3.5$Linux_x86 LibreOffice_project/350m1$Build-2</meta:generator>
    <meta:document-statistic meta:table-count="0" meta:image-count="0" meta:object-count="0" meta:page-count="4" meta:paragraph-count="210" meta:word-count="476" meta:character-count="4339" meta:non-whitespace-character-count="2737"/>
  </office:meta>
</office:document-meta>
</file>